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6.154cm" fo:margin-left="0.85cm" table:align="left" style:writing-mode="lr-tb"/>
    </style:style>
    <style:style style:name="Tabela2.A" style:family="table-column">
      <style:table-column-properties style:column-width="3.732cm"/>
    </style:style>
    <style:style style:name="Tabela2.B" style:family="table-column">
      <style:table-column-properties style:column-width="2.422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style:text-autospace="none"/>
      <style:text-properties fo:color="#000000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top="0cm" fo:margin-bottom="0.212cm"/>
    </style:style>
    <style:style style:name="P10" style:family="paragraph" style:parent-style-name="Standard">
      <style:paragraph-properties fo:margin-top="0cm" fo:margin-bottom="0.423cm" style:text-autospace="none"/>
      <style:text-properties fo:color="#000000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 style:list-style-name="WW8Num1"/>
    <style:style style:name="T1" style:family="text">
      <style:text-properties fo:color="#000000"/>
    </style:style>
    <style:style style:name="T2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ista 4 - <text:span text:style-name="T1">estrutura de controle: decisão (revisão)</text:span></text:p>
      <text:p text:style-name="Standard"/>
      <text:p text:style-name="Standard">Assunto:</text:p>
      <text:p text:style-name="P7">Variáveis, instruções de entrada e saída de dados, expressões numéricas e estruturas de decis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8"><text:tab/>a.1.1) Dados de entrada</text:p>
      <text:p text:style-name="P8"><text:tab/>a.1.2) Processamento (instruções a serem realizadas)</text:p>
      <text:p text:style-name="P8"><text:tab/>a.1.3) Dados de saída</text:p>
      <text:p text:style-name="P8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33705896" text:style-name="WW8Num1">
        <text:list-item>
          <text:p text:style-name="P12">Chaves</text:p>
          <text:list>
            <text:list-item>
              <text:p text:style-name="P12">Elas delimitam um bloco de instruções (comandos) que estão subordinados a uma cláusula if, else ou else if.</text:p>
            </text:list-item>
            <text:list-item>
              <text:p text:style-name="P12">As instruções delimitadas por um conjunto de chaves deve obrigatoriamente estar identada. Um conjunto de espaços (tab) de avanço.</text:p>
            </text:list-item>
            <text:list-item>
              <text:p text:style-name="P12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12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12">Erros:</text:p>
          <text:list>
            <text:list-item>
              <text:p text:style-name="P12">Verificar se as chaves estão corretas</text:p>
            </text:list-item>
            <text:list-item>
              <text:p text:style-name="P12">Verificar se há teste lógico sem if.</text:p>
            </text:list-item>
          </text:list>
        </text:list-item>
      </text:list>
      <text:p text:style-name="Standard"/>
      <text:p text:style-name="Standard">Exercícios:</text:p>
      <text:p text:style-name="Standard"/>
      <text:p text:style-name="Standard">1) A contribuição para o INSS é calculada da seguinte forma:</text:p>
      <text:p text:style-name="Standard"><text:s/>a) salário bruto até três salários mínimos = INSS 8%</text:p>
      <text:p text:style-name="Standard"><text:s/>b) salário bruto acima de três salários mínimos = INSS 10%</text:p>
      <text:p text:style-name="Standard"><text:s/>c) para as contribuições que seriam maiores que o salário mínimo, a importância é de um salário mínimo.</text:p>
      <text:p text:style-name="Standard">Elaborar um algoritmo que receba como entrada o salário bruto, calcule o INSS e o salário líquido restante e informe-os.</text:p>
      <text:p text:style-name="Standard"/>
      <text:p text:style-name="Standard"/>
      <text:p text:style-name="P9">2) Faça um programa que leia três valores representando os lados de um triângulo. Ordene esses valores em ordem crescente. Por exemplo: a para o maior valor, b para o <text:soft-page-break/>subseqüente e c para o menor valor. A seguir determine e mostre o tipo de triângulo que esses lados formam de acordo com as seguintes definições:</text:p>
      <text:p text:style-name="Standard"><text:tab/>Se a &gt; b + c – valores não formam um triângulo;</text:p>
      <text:p text:style-name="Standard"><text:tab/>Se a<text:span text:style-name="T2">2</text:span> == b<text:span text:style-name="T2">2</text:span> + c<text:span text:style-name="T2">2</text:span> – triângulo retângulo;</text:p>
      <text:p text:style-name="Standard"><text:tab/>Se a<text:span text:style-name="T2">2</text:span> &gt; b<text:span text:style-name="T2">2</text:span> + c<text:span text:style-name="T2">2</text:span> – triângulo obtusângulo;</text:p>
      <text:p text:style-name="Standard"><text:tab/>Se a<text:span text:style-name="T2">2</text:span> &lt; b<text:span text:style-name="T2">2</text:span> + c<text:span text:style-name="T2">2</text:span> – triângulo acutângulo;</text:p>
      <text:p text:style-name="Standard"><text:tab/>Se a == b == c – triângulo eqüilátero;</text:p>
      <text:p text:style-name="Standard"><text:tab/>Se a == b e a != c, se a == c e a != b, e b == c e b != a – triângulo isósceles;</text:p>
      <text:p text:style-name="P9"><text:tab/>Se a != b != c – triângulo escaleno;</text:p>
      <text:p text:style-name="Standard">Observação: um mesmo triângulo pode ser classificado em mais de um tipo. Portanto, utilizar ifs separados ao invés de ifs combinado em else ifs</text:p>
      <text:p text:style-name="Standard"/>
      <text:p text:style-name="Standard"/>
      <text:p text:style-name="Standard">3) Elabore um programa que leia o dia e o mês de nascimento de uma pessoa e determine o seu signo conforme a tabela a seguir:</text:p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Intervalo</text:p>
          </table:table-cell>
          <table:table-cell table:style-name="Tabela2.B1" office:value-type="string">
            <text:p text:style-name="P4">Signo</text:p>
          </table:table-cell>
        </table:table-row>
        <table:table-row table:style-name="Tabela2.1">
          <table:table-cell table:style-name="Tabela2.A2" office:value-type="string">
            <text:p text:style-name="P5">de 22/12 até 20/1</text:p>
          </table:table-cell>
          <table:table-cell table:style-name="Tabela2.B2" office:value-type="string">
            <text:p text:style-name="P6">Capricórnio</text:p>
          </table:table-cell>
        </table:table-row>
        <table:table-row table:style-name="Tabela2.1">
          <table:table-cell table:style-name="Tabela2.A2" office:value-type="string">
            <text:p text:style-name="P5">de 21/1 até 19/2</text:p>
          </table:table-cell>
          <table:table-cell table:style-name="Tabela2.B2" office:value-type="string">
            <text:p text:style-name="P6">Aquário </text:p>
          </table:table-cell>
        </table:table-row>
        <table:table-row table:style-name="Tabela2.1">
          <table:table-cell table:style-name="Tabela2.A2" office:value-type="string">
            <text:p text:style-name="P5">de 20/2 até 20/3</text:p>
          </table:table-cell>
          <table:table-cell table:style-name="Tabela2.B2" office:value-type="string">
            <text:p text:style-name="P6">Peixes </text:p>
          </table:table-cell>
        </table:table-row>
        <table:table-row table:style-name="Tabela2.1">
          <table:table-cell table:style-name="Tabela2.A2" office:value-type="string">
            <text:p text:style-name="P5">de 21/3 até 20/4</text:p>
          </table:table-cell>
          <table:table-cell table:style-name="Tabela2.B2" office:value-type="string">
            <text:p text:style-name="P6">Áries </text:p>
          </table:table-cell>
        </table:table-row>
        <table:table-row table:style-name="Tabela2.1">
          <table:table-cell table:style-name="Tabela2.A2" office:value-type="string">
            <text:p text:style-name="P5">de 21/4 até 20/5</text:p>
          </table:table-cell>
          <table:table-cell table:style-name="Tabela2.B2" office:value-type="string">
            <text:p text:style-name="P6">Touro </text:p>
          </table:table-cell>
        </table:table-row>
        <table:table-row table:style-name="Tabela2.1">
          <table:table-cell table:style-name="Tabela2.A2" office:value-type="string">
            <text:p text:style-name="P5">de 21/5 até 20/6</text:p>
          </table:table-cell>
          <table:table-cell table:style-name="Tabela2.B2" office:value-type="string">
            <text:p text:style-name="P6">Gêmeos </text:p>
          </table:table-cell>
        </table:table-row>
        <table:table-row table:style-name="Tabela2.1">
          <table:table-cell table:style-name="Tabela2.A2" office:value-type="string">
            <text:p text:style-name="P5">de 21/6 até 21/7</text:p>
          </table:table-cell>
          <table:table-cell table:style-name="Tabela2.B2" office:value-type="string">
            <text:p text:style-name="P6">Câncer </text:p>
          </table:table-cell>
        </table:table-row>
        <table:table-row table:style-name="Tabela2.1">
          <table:table-cell table:style-name="Tabela2.A2" office:value-type="string">
            <text:p text:style-name="P5">de 22/7 até 22/8</text:p>
          </table:table-cell>
          <table:table-cell table:style-name="Tabela2.B2" office:value-type="string">
            <text:p text:style-name="P6">Leão </text:p>
          </table:table-cell>
        </table:table-row>
        <table:table-row table:style-name="Tabela2.1">
          <table:table-cell table:style-name="Tabela2.A2" office:value-type="string">
            <text:p text:style-name="P5">de 23/8 até 22/9</text:p>
          </table:table-cell>
          <table:table-cell table:style-name="Tabela2.B2" office:value-type="string">
            <text:p text:style-name="P6">Virgem </text:p>
          </table:table-cell>
        </table:table-row>
        <table:table-row table:style-name="Tabela2.1">
          <table:table-cell table:style-name="Tabela2.A2" office:value-type="string">
            <text:p text:style-name="P5">de 23/9 até 22/10</text:p>
          </table:table-cell>
          <table:table-cell table:style-name="Tabela2.B2" office:value-type="string">
            <text:p text:style-name="P6">Libra </text:p>
          </table:table-cell>
        </table:table-row>
        <table:table-row table:style-name="Tabela2.1">
          <table:table-cell table:style-name="Tabela2.A2" office:value-type="string">
            <text:p text:style-name="P5">de 23/10 até 21/11</text:p>
          </table:table-cell>
          <table:table-cell table:style-name="Tabela2.B2" office:value-type="string">
            <text:p text:style-name="P6">Escorpião </text:p>
          </table:table-cell>
        </table:table-row>
        <table:table-row table:style-name="Tabela2.1">
          <table:table-cell table:style-name="Tabela2.A2" office:value-type="string">
            <text:p text:style-name="P5">de 22/11 até 21/12</text:p>
          </table:table-cell>
          <table:table-cell table:style-name="Tabela2.B2" office:value-type="string">
            <text:p text:style-name="P6">Sagitário </text:p>
          </table:table-cell>
        </table:table-row>
      </table:table>
      <text:p text:style-name="P3"/>
      <text:p text:style-name="P3"><text:tab/>Se informada uma data que não corresponda aos intervalos indicados, informar que a data está inválida.</text:p>
      <text:p text:style-name="P3"/>
      <text:p text:style-name="Standard"/>
      <text:p text:style-name="P2">4) Um ano é bissexto se for divisível por 4 e não for divisível por 100. Também são bissextos os divisíveis por 400. Escreva um algoritmo que determina se um ano informado pelo usuário é bissexto. </text:p>
      <text:p text:style-name="P1">Nesse exercício atenção para a prioridade dos operadores (operador &amp;&amp; tem prioridade mais alta que o operador || ), utilizar parênteses, se necessário, para alterar essa ordem de prioridade.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5) Implemente o operador OU exclusivo.</text:p>
      <text:p text:style-name="P2">Por exemplo: Ler a informação se uma pessoa recebe vale alimentação (sim/não) e se recebe auxilio transporte (sim/não). A pessoa só pode receber um desses benefícios. Informar que ela está regularizada se recebe somente um desses benefícios.</text:p>
      <text:p text:style-name="P2"/>
      <text:p text:style-name="P2"/>
      <text:p text:style-name="P2">6) Ler um número float, se o mesmo possui parte decimal arredondá-lo para o próximo inteiro. Não é permitido utilizar funções prontas.</text:p>
      <text:p text:style-name="P2">Por exemplo:</text:p>
      <text:p text:style-name="P2">Informado: 5.005</text:p>
      <text:p text:style-name="P2">Mostrar: 6</text:p>
      <text:p text:style-name="P2">Informado: 5.00</text:p>
      <text:p text:style-name="P2">Mostrar: 5</text:p>
      <text:p text:style-name="P2"/>
      <text:p text:style-name="P2"/>
      <text:p text:style-name="P2">7) Ler um número float. Se a parte decimal é maior ou igual a 0.5 arredondá-lo para o próximo inteiro, caso contrário truncá-lo. Não é permitido utilizar funções prontas.</text:p>
      <text:p text:style-name="P2">Por exemplo:</text:p>
      <text:p text:style-name="P2">Informado: 5.45</text:p>
      <text:p text:style-name="P2">Mostrar: 5</text:p>
      <text:p text:style-name="P2">Informado: 5.987</text:p>
      <text:p text:style-name="P2">Mostrar: 6</text:p>
      <text:p text:style-name="P2"/>
      <text:p text:style-name="P2"/>
      <text:p text:style-name="P10">8) Escrever um algoritmo que lê três valores representando o dia, o mês e o ano de uma data e verifica se ela está correta, considerando anos bissextos. </text:p>
      <text:p text:style-name="P10">Sugestão: ler no formato (“%d/%d/%d”,&amp;Dia,&amp;Mes,&amp;Ano); //observar a barra após %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ara provas:</dc:title>
    <meta:initial-creator>Beatriz</meta:initial-creator>
    <meta:creation-date>2009-07-27T17:11:00</meta:creation-date>
    <dc:creator>Beatriz </dc:creator>
    <dc:date>2012-02-04T13:58:17.51</dc:date>
    <meta:editing-cycles>38</meta:editing-cycles>
    <meta:editing-duration>PT04H35M12S</meta:editing-duration>
    <meta:generator>BrOffice.org/3.2$Win32 OpenOffice.org_project/320m18$Build-9502</meta:generator>
    <meta:document-statistic meta:table-count="1" meta:image-count="0" meta:object-count="0" meta:page-count="3" meta:paragraph-count="81" meta:word-count="750" meta:character-count="4268"/>
  </office:meta>
</office:document-meta>
</file>